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64722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d06c6"/>
    </style:style>
    <style:style style:name="T1" style:family="text">
      <style:text-properties fo:font-variant="normal" fo:text-transform="none" fo:color="#000000" loext:opacity="100%" fo:font-family="'Times New Roman'" fo:font-size="14pt" fo:letter-spacing="normal" fo:language="uk" fo:country="UA" fo:font-style="normal" fo:font-weight="normal" officeooo:rsid="00164722"/>
    </style:style>
    <style:style style:name="T2" style:family="text">
      <style:text-properties fo:font-variant="normal" fo:text-transform="none" fo:color="#000000" loext:opacity="100%" fo:font-family="'Times New Roman'" fo:font-size="14pt" fo:letter-spacing="normal" fo:font-style="normal" fo:font-weight="normal"/>
    </style:style>
    <style:style style:name="T3" style:family="text">
      <style:text-properties fo:font-variant="normal" fo:text-transform="none" fo:color="#000000" loext:opacity="100%" fo:font-family="'Times New Roman'" fo:font-size="14pt" fo:letter-spacing="normal" fo:language="en" fo:country="US" fo:font-style="normal" fo:font-weight="normal" officeooo:rsid="00164722"/>
    </style:style>
    <style:style style:name="T4" style:family="text">
      <style:text-properties fo:font-variant="normal" fo:text-transform="none" fo:color="#000000" loext:opacity="100%" fo:font-family="'Times New Roman'" fo:font-size="14pt" fo:letter-spacing="normal" fo:font-style="normal" fo:font-weight="normal" officeooo:rsid="00164722"/>
    </style:style>
    <style:style style:name="T5" style:family="text">
      <style:text-properties fo:font-variant="normal" fo:text-transform="none" fo:color="#000000" loext:opacity="100%" fo:font-family="'Times New Roman'" fo:font-size="14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loext:opacity="100%" fo:font-family="'Times New Roman'" fo:font-size="14pt" fo:letter-spacing="normal" fo:language="uk" fo:country="UA" fo:font-style="normal" fo:font-weight="normal" officeooo:rsid="0016ba8b"/>
    </style:style>
    <style:style style:name="T7" style:family="text">
      <style:text-properties fo:font-variant="normal" fo:text-transform="none" fo:color="#000000" loext:opacity="100%" fo:font-family="'Times New Roman'" fo:font-size="14pt" fo:letter-spacing="normal" fo:language="uk" fo:country="UA" fo:font-style="normal" fo:font-weight="normal"/>
    </style:style>
    <style:style style:name="T8" style:family="text">
      <style:text-properties fo:font-variant="normal" fo:text-transform="none" fo:color="#000000" loext:opacity="100%" fo:font-family="'Times New Roman'" fo:font-size="14pt" fo:letter-spacing="normal" fo:language="uk" fo:country="UA" fo:font-style="normal" fo:font-weight="bold" officeooo:rsid="0016ba8b" style:font-weight-asian="bold" style:font-weight-complex="bold"/>
    </style:style>
    <style:style style:name="T9" style:family="text">
      <style:text-properties fo:font-variant="normal" fo:text-transform="none" fo:color="#000000" loext:opacity="100%" fo:font-family="'Times New Roman'" fo:font-size="14pt" fo:letter-spacing="normal" fo:language="uk" fo:country="UA" fo:font-style="normal" fo:font-weight="bold" officeooo:rsid="00164722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fo:color="#000000" loext:opacity="100%" fo:font-family="'Times New Roman'" fo:font-size="14pt" fo:letter-spacing="normal" fo:language="uk" fo:country="UA" fo:font-style="normal" fo:font-weight="normal" officeooo:rsid="0017a941"/>
    </style:style>
    <style:style style:name="T12" style:family="text">
      <style:text-properties fo:font-variant="normal" fo:text-transform="none" fo:color="#000000" loext:opacity="100%" fo:font-family="'Times New Roman'" fo:font-size="14pt" fo:letter-spacing="normal" fo:language="uk" fo:country="UA" fo:font-style="normal" fo:font-weight="bold" officeooo:rsid="001d06c6" style:font-weight-asian="bold" style:font-weight-complex="bold"/>
    </style:style>
    <style:style style:name="T13" style:family="text">
      <style:text-properties fo:font-variant="normal" fo:text-transform="none" fo:color="#000000" loext:opacity="100%" fo:font-family="'Times New Roman'" fo:font-size="14pt" fo:letter-spacing="normal" fo:language="uk" fo:country="UA" fo:font-style="normal" fo:font-weight="bold" officeooo:rsid="0017a941" style:font-weight-asian="bold" style:font-weight-complex="bol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loext:opacity="100%" fo:font-family="'Times New Roman'" fo:font-size="14pt" fo:letter-spacing="normal" fo:language="uk" fo:country="UA" fo:font-style="normal" fo:font-weight="normal" officeooo:rsid="0018ca38"/>
    </style:style>
    <style:style style:name="T16" style:family="text">
      <style:text-properties fo:font-variant="normal" fo:text-transform="none" fo:color="#000000" loext:opacity="100%" fo:font-family="'Times New Roman'" fo:font-size="14pt" fo:letter-spacing="normal" fo:language="uk" fo:country="UA" fo:font-style="normal" fo:font-weight="bold" officeooo:rsid="0018ca38" style:font-weight-asian="bold" style:font-weight-complex="bold"/>
    </style:style>
    <style:style style:name="T17" style:family="text">
      <style:text-properties fo:font-variant="normal" fo:text-transform="none" fo:color="#000000" loext:opacity="100%" fo:font-family="'Times New Roman'" fo:font-size="14pt" fo:letter-spacing="normal" fo:language="uk" fo:country="UA" fo:font-style="normal" fo:font-weight="normal" officeooo:rsid="001d06c6"/>
    </style:style>
    <style:style style:name="T18" style:family="text">
      <style:text-properties fo:font-variant="normal" fo:text-transform="none" fo:color="#000000" loext:opacity="100%" fo:font-family="'Times New Roman'" fo:font-size="14pt" fo:letter-spacing="normal" fo:language="uk" fo:country="UA" fo:font-style="normal" fo:font-weight="normal" officeooo:rsid="001be17a"/>
    </style:style>
    <style:style style:name="T19" style:family="text">
      <style:text-properties fo:font-variant="normal" fo:text-transform="none" fo:color="#000000" loext:opacity="100%" fo:font-family="'Times New Roman'" fo:font-size="14pt" fo:letter-spacing="normal" fo:language="uk" fo:country="UA" fo:font-style="normal" fo:font-weight="normal" officeooo:rsid="001a3a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 людини є о</text:span><text:span text:style-name="T2">бласті ближнього і дальнього розвитку</text:span><text:line-break/></text:p>
      <text:p text:style-name="P2"><text:span text:style-name="T2">Щоб переконати:</text:span><text:line-break/><text:span text:style-name="T2">- збільши</text:span><text:span text:style-name="T1">(</text:span><text:span text:style-name="T3">zoom up</text:span><text:span text:style-name="T1">)</text:span><text:span text:style-name="T2"> картину світу – </text:span><text:span text:style-name="T1">хай подивиться на ситуацію вцілому</text:span><text:line-break/><text:span text:style-name="T2">- зменшити</text:span><text:span text:style-name="T4">(zoom down)</text:span><text:span text:style-name="T2"> картину світу – </text:span><text:span text:style-name="T1">хай зверне увагу на деталі</text:span><text:line-break/><text:span text:style-name="T2">- приєднайся до картини світу і плавно поміняй</text:span><text:line-break/><text:line-break/><text:span text:style-name="T2">Боротьба за:</text:span><text:line-break/><text:span text:style-name="T2">- минуле - безсенсова(напр. помста)</text:span><text:line-break/><text:span text:style-name="T2">- за теперішнє - найжорсткіша, показує реальні наміри.</text:span><text:line-break/><text:span text:style-name="T2">- за майбутнє - інтелігентна, дає найбільший результат.</text:span><text:line-break/><text:span text:style-name="T2">Можна робити переходи щоб пом"якшити або загострити.</text:span><text:line-break/></text:p>
      <text:h text:style-name="Heading_20_1" text:outline-level="1">Стратагеми</text:h>
      <text:p text:style-name="P2"><text:span text:style-name="T5">Обманути імператора, щоб переплисти море.</text:span><text:span text:style-name="T6"> Заманити у виконання суб’єктивно страшної справи. Коли особа розуміє, що вона вже в процесі — її рішучість значно зросте. «Страшна справа» має бути </text:span><text:span text:style-name="T2">в зоні найближчого розвитку</text:span><text:span text:style-name="T6"> особ</text:span><text:span text:style-name="T2">и</text:span><text:span text:style-name="T7">.</text:span><text:span text:style-name="T6"> Особа має відчувати </text:span><text:span text:style-name="T2">психологіч</text:span><text:span text:style-name="T6">н</text:span><text:span text:style-name="T2">у неможливість</text:span><text:span text:style-name="T6"> виконання роботи — не етичну, фізичну, естетичну а саме психологічну</text:span>.<text:line-break/><text:span text:style-name="T2"><text:line-break/></text:span><text:span text:style-name="T5">Напасти на</text:span><text:span text:style-name="T8"> Білгоро</text:span><text:span text:style-name="T9">д</text:span><text:span text:style-name="T5">, щоб спасти</text:span><text:span text:style-name="T8"> Харків</text:span><text:span text:style-name="T10">.</text:span><text:line-break/><text:span text:style-name="T2"><text:line-break/></text:span><text:span text:style-name="T5">Убити чужим ноже</text:span><text:span text:style-name="T9">м.</text:span><text:span text:style-name="T11"> По суті підставити. Відпусти затриманого шпигуна і його ж імператор сам його стратить, бо буде думати що шпигун перевербований. У картині світу того імператора не буває такого, щоб шпигунів просто так відпускали</text:span>.<text:line-break/><text:span text:style-name="T2"><text:line-break/></text:span><text:span text:style-name="T5">Чекати поки ворог втомиться.</text:span><text:span text:style-name="T1"> Втомити ворога, економлячі власні сили, а тільки потім атакувати. Якщо хтось не дає вставити слово, демонструй </text:span><text:span text:style-name="T2">активне неслухання –</text:span><text:span text:style-name="T1"> спікера це точно зачепить(він втомиться говорити в пустоту) і можна буде почати діалог</text:span>.<text:line-break/><text:span text:style-name="T2"><text:line-break/></text:span><text:span text:style-name="T5">Красти під час пожеж</text:span><text:span text:style-name="T10">і</text:span><text:line-break/><text:span text:style-name="T2"><text:line-break/></text:span><text:span text:style-name="T5">Зробити шум на заході а напасти на сход</text:span><text:span text:style-name="T10">і</text:span><text:line-break/><text:span text:style-name="T2"><text:line-break/></text:span><text:span text:style-name="T5">Зробити із нічого щос</text:span><text:span text:style-name="T12">ь.</text:span><text:line-break/><text:span text:style-name="T2"><text:line-break/></text:span><text:span text:style-name="T5">Для виду ремонтувати мостик</text:span><text:span text:style-name="T13">и.</text:span><text:span text:style-name="T11"> Напоказ робити щось тривіальне для ситуації — це розслабить ворога і він не помітить, що ти готуєш несподіваний напад.</text:span> <text:line-break/><text:span text:style-name="T2"><text:line-break/></text:span><text:soft-page-break/><text:span text:style-name="T5">Дивитись</text:span><text:span text:style-name="T13"> н</text:span><text:span text:style-name="T5">а поже</text:span><text:span text:style-name="T13">ж</text:span><text:span text:style-name="T5">у з протилежного берега.</text:span><text:span text:style-name="T11"> Спостерігати за чужою боротьбою і чекати, поки сторони виснажать одна одну</text:span>.<text:line-break/><text:span text:style-name="T2"><text:line-break/></text:span><text:span text:style-name="T5">Ховати ніж за посмішкою.</text:span><text:span text:style-name="T11"> Поступити брудно-цинічно-підступно. Але цим ти знищиш свою репутацію — дивись, щоб не зробити гірше.</text:span> <text:line-break/><text:span text:style-name="T2"><text:line-break/></text:span><text:span text:style-name="T5">Пожертвувати</text:span><text:span text:style-name="T9"> оливкови</text:span><text:span text:style-name="T5">м деревом заради персик</text:span><text:span text:style-name="T10">а</text:span><text:line-break/><text:span text:style-name="T2"><text:line-break/></text:span><text:span text:style-name="T5">Увести вівцю, яка попалась під рук</text:span><text:span text:style-name="T14">у</text:span><text:line-break/><text:span text:style-name="T2"><text:line-break/></text:span><text:span text:style-name="T5">Бити палкою по трав</text:span><text:span text:style-name="T13">і.</text:span><text:span text:style-name="T11"> Зробити невелику провокацію, щоб опонент розкрив свої реальні наміри. Китайські комуністи спочатку відмінили цензуру, оголосили свободу слова, а потім розправились з усіма критиками режиму</text:span>.<text:line-break/><text:span text:style-name="T2"><text:line-break/></text:span><text:span text:style-name="T5">Позичити тіло, щоб спасти душу.</text:span><text:span text:style-name="T15"> Буквально підібрати з вулиці наслідника якогось авторитета, відмити, одягти, і використати його «авторитет»</text:span>.<text:line-break/><text:span text:style-name="T2"><text:line-break/></text:span><text:span text:style-name="T5">Зманити тигра з гор</text:span><text:span text:style-name="T16">и.</text:span><text:span text:style-name="T15"> Виманити противника зі зручної місцевості</text:span><text:span text:style-name="T17">/положенн</text:span><text:span text:style-name="T15">я</text:span>.<text:line-break/><text:span text:style-name="T2"><text:line-break/></text:span><text:span text:style-name="T5">Показати дорогу до життя.</text:span><text:span text:style-name="T15"> Треба передбачити не лише технологію твоєї перемоги а і технологію поразки опонента. Поразка для нього має здаватись прийнятною а краще і приємною. Якщо оточити розбійників — вони будуть стояти насмерть. Треба зробити щілину в оточенні — розбійники по одному будуть старатись тікати і ти їх легко переловиш</text:span>.<text:line-break/><text:span text:style-name="T2"><text:line-break/></text:span><text:span text:style-name="T5">Помістити солдат на місцевість смерті.</text:span><text:span text:style-name="T17"> Місцевість смерті — ситуація, коли щось може бути на 100% або на 100% незроблене, проміжного варіанту небуває</text:span>.<text:line-break/><text:span text:style-name="T2"><text:line-break/></text:span><text:span text:style-name="T5">Розміщайся на вигідній місцевості.</text:span><text:span text:style-name="T17"> Знаходитись у зручному положенні: на твому боці закон, зв’язки, справедливість</text:span>.<text:line-break/><text:span text:style-name="T2"><text:line-break/></text:span><text:span text:style-name="T5">Якщо хочеш піймати, спочатку відпусти.</text:span><text:span text:style-name="T18"> Не відразу давати бажане — хай цього трохи по-хочуть. Можна використовувати навпаки — нав’язувати щось, щоб від цього відмовились</text:span>.<text:line-break/><text:span text:style-name="T2"><text:line-break/></text:span><text:span text:style-name="T5">Кинути цеглину, щоб отримати яшму.</text:span><text:span text:style-name="T19"> Пожертвувати чимось незначним, щоб отримати цінне. Спочатку дарують перехожим квітку, а потім просять пожертвувати на монастир</text:span>.<text:line-break/><text:span text:style-name="T2"><text:line-break/></text:span><text:span text:style-name="T5">Стати пустим човном.</text:span><text:span text:style-name="T19"> Замкнути ланцюг подій повз себе — вразі чого ти будеш не винний. Наприклад </text:span><text:span text:style-name="T2">виправдати</text:span><text:span text:style-name="T19"> рішення</text:span><text:span text:style-name="T2"> правилом</text:span>.<text:line-break/><text:span text:style-name="T2"><text:line-break/></text:span><text:soft-page-break/><text:span text:style-name="T5">Висмикувати гілля з костра.</text:span><text:span text:style-name="T2"> Ослабляти поступово, без різкої конфронтації. Диверсії,</text:span><text:span text:style-name="T18"> плітк</text:span><text:span text:style-name="T2">и, санкції,</text:span><text:span text:style-name="T18"> послаблення репутації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0T05:02:58.928032100</meta:creation-date>
    <dc:date>2025-10-15T21:51:30.304107800</dc:date>
    <meta:editing-duration>PT3H27M24S</meta:editing-duration>
    <meta:editing-cycles>6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4" meta:word-count="488" meta:character-count="3527" meta:non-whitespace-character-count="3004"/>
  </office:meta>
</office:document-meta>
</file>